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4354841" officeooo:paragraph-rsid="04386f34"/>
    </style:style>
    <style:style style:name="P5" style:family="paragraph" style:parent-style-name="Text_20_body">
      <style:text-properties officeooo:rsid="0437513e" officeooo:paragraph-rsid="0437513e"/>
    </style:style>
    <style:style style:name="P6" style:family="paragraph" style:parent-style-name="Text_20_body">
      <style:text-properties officeooo:rsid="043a61d4" officeooo:paragraph-rsid="043a61d4"/>
    </style:style>
    <style:style style:name="P7" style:family="paragraph" style:parent-style-name="Text_20_body">
      <style:text-properties fo:font-weight="normal" officeooo:rsid="03fae783" officeooo:paragraph-rsid="04354841" style:font-weight-asian="normal" style:font-weight-complex="normal"/>
    </style:style>
    <style:style style:name="P8" style:family="paragraph" style:parent-style-name="Text_20_body">
      <style:text-properties fo:font-weight="normal" officeooo:rsid="04354841" officeooo:paragraph-rsid="04354841" style:font-weight-asian="normal" style:font-weight-complex="normal"/>
    </style:style>
    <style:style style:name="P9" style:family="paragraph" style:parent-style-name="Heading_20_2">
      <style:text-properties officeooo:paragraph-rsid="03f4cd97"/>
    </style:style>
    <style:style style:name="P10" style:family="paragraph" style:parent-style-name="Text_20_body">
      <style:paragraph-properties fo:text-align="end" style:justify-single-word="false" style:writing-mode="rl-tb"/>
      <style:text-properties officeooo:rsid="043bab31" officeooo:paragraph-rsid="043bd757"/>
    </style:style>
    <style:style style:name="P11" style:family="paragraph" style:parent-style-name="Text_20_body">
      <style:paragraph-properties fo:text-align="end" style:justify-single-word="false" style:writing-mode="rl-tb"/>
      <style:text-properties officeooo:rsid="043c0c24" officeooo:paragraph-rsid="043c0c24"/>
    </style:style>
    <style:style style:name="P12" style:family="paragraph" style:parent-style-name="Text_20_body">
      <style:paragraph-properties fo:text-align="end" style:justify-single-word="false" style:writing-mode="rl-tb"/>
      <style:text-properties fo:font-style="italic" officeooo:rsid="043c0c24" officeooo:paragraph-rsid="043c0c24" style:font-style-asian="italic" style:font-style-complex="italic"/>
    </style:style>
    <style:style style:name="P13" style:family="paragraph" style:parent-style-name="Text_20_body">
      <style:paragraph-properties fo:text-align="end" style:justify-single-word="false" style:writing-mode="rl-tb"/>
      <style:text-properties fo:font-style="italic" fo:font-weight="normal" officeooo:rsid="043c0c24" officeooo:paragraph-rsid="043c0c24" style:font-style-asian="italic" style:font-weight-asian="normal" style:font-style-complex="italic" style:font-weight-complex="normal"/>
    </style:style>
    <style:style style:name="P14" style:family="paragraph" style:parent-style-name="Text_20_body">
      <style:paragraph-properties fo:text-align="end" style:justify-single-word="false" style:writing-mode="rl-tb"/>
      <style:text-properties fo:font-weight="normal" officeooo:rsid="043dfdc7" officeooo:paragraph-rsid="043dfdc7" style:font-weight-asian="normal" style:font-weight-complex="normal"/>
    </style:style>
    <style:style style:name="P15" style:family="paragraph" style:parent-style-name="Text_20_body">
      <style:paragraph-properties fo:text-align="end" style:justify-single-word="false" style:writing-mode="rl-tb"/>
      <style:text-properties fo:font-style="normal" style:text-underline-style="solid" style:text-underline-width="auto" style:text-underline-color="font-color" fo:font-weight="normal" officeooo:rsid="043dfdc7" officeooo:paragraph-rsid="043dfdc7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 style:writing-mode="lr-tb"/>
      <style:text-properties fo:font-weight="normal" officeooo:rsid="04354841" officeooo:paragraph-rsid="04354841" style:font-weight-asian="normal" style:font-weight-complex="normal"/>
    </style:style>
    <style:style style:name="P17" style:family="paragraph" style:parent-style-name="Text_20_body">
      <style:paragraph-properties fo:text-align="start" style:justify-single-word="false" style:writing-mode="lr-tb"/>
      <style:text-properties fo:font-weight="normal" officeooo:rsid="043bab31" officeooo:paragraph-rsid="043bab31" style:font-weight-asian="normal" style:font-weight-complex="normal"/>
    </style:style>
    <style:style style:name="P18" style:family="paragraph" style:parent-style-name="Text_20_body" style:list-style-name="L1">
      <style:text-properties officeooo:paragraph-rsid="03f4cd97"/>
    </style:style>
    <style:style style:name="P19" style:family="paragraph" style:parent-style-name="Text_20_body" style:list-style-name="L1">
      <style:text-properties officeooo:rsid="043468c3" officeooo:paragraph-rsid="043468c3"/>
    </style:style>
    <style:style style:name="P20" style:family="paragraph" style:parent-style-name="Text_20_body" style:list-style-name="L1">
      <style:text-properties officeooo:rsid="043468c3" officeooo:paragraph-rsid="0454ade6"/>
    </style:style>
    <style:style style:name="P21" style:family="paragraph" style:parent-style-name="Heading_20_1">
      <style:text-properties officeooo:rsid="044e9b6d" officeooo:paragraph-rsid="044e9b6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43bab3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4295b02" style:font-weight-asian="normal" style:font-weight-complex="normal"/>
    </style:style>
    <style:style style:name="T5" style:family="text">
      <style:text-properties fo:font-weight="normal" officeooo:rsid="04354841" style:font-weight-asian="normal" style:font-weight-complex="normal"/>
    </style:style>
    <style:style style:name="T6" style:family="text">
      <style:text-properties fo:font-weight="normal" officeooo:rsid="043a10af" style:font-weight-asian="normal" style:font-weight-complex="normal"/>
    </style:style>
    <style:style style:name="T7" style:family="text">
      <style:text-properties fo:font-weight="normal" officeooo:rsid="04386f34" style:font-weight-asian="normal" style:font-weight-complex="normal"/>
    </style:style>
    <style:style style:name="T8" style:family="text">
      <style:text-properties fo:font-weight="normal" officeooo:rsid="043bab31" style:font-weight-asian="normal" style:font-weight-complex="normal"/>
    </style:style>
    <style:style style:name="T9" style:family="text">
      <style:text-properties fo:font-weight="normal" officeooo:rsid="043bd757" style:font-weight-asian="normal" style:font-weight-complex="normal"/>
    </style:style>
    <style:style style:name="T10" style:family="text">
      <style:text-properties fo:font-weight="normal" officeooo:rsid="043be298" style:font-weight-asian="normal" style:font-weight-complex="normal"/>
    </style:style>
    <style:style style:name="T11" style:family="text">
      <style:text-properties fo:font-weight="normal" officeooo:rsid="04424143" style:font-weight-asian="normal" style:font-weight-complex="normal"/>
    </style:style>
    <style:style style:name="T12" style:family="text">
      <style:text-properties officeooo:rsid="033bd0c4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חברים</text:h>
      <text:p text:style-name="Heading_20_2"><text:span text:style-name="T4">פ</text:span><text:span text:style-name="T3">ונקציות </text:span><text:span text:style-name="T5">ומחלקות </text:span><text:span text:style-name="T3">חברות - friend</text:span></text:p>
      <text:p text:style-name="P4"><text:span text:style-name="T3">לפעמים יש פונקציה שהיא קשורה באופן הדוק למחלקה, אבל </text:span><text:span text:style-name="T6">אי אפשר </text:span><text:span text:style-name="T3">להגדיר בתוך המחלקה. </text:span><text:span text:style-name="T7">לדוגמה, אופרטורי קלט ופלט (&gt;&gt; &lt;&lt;). <text:s/></text:span></text:p>
      <text:p text:style-name="P6"><text:span text:style-name="T7">י</text:span><text:span text:style-name="T3">ש פונקציה שאפשר להגדיר בתוך המחלקה אבל נוח יותר להגדיר בחוץ. לדוגמה, </text:span><text:span text:style-name="T5">אופרטור חיבור (+) אפשר להגדיר בתוך המחלקה:</text:span></text:p>
      <text:p text:style-name="P16">Complex Complex::operator+ (Complex other)</text:p>
      <text:p text:style-name="P7"/>
      <text:p text:style-name="P8">אבל יותר טבעי להגדיר אותו מחוץ למחלקה:</text:p>
      <text:p text:style-name="P16">Complex operator+ (Complex a, Complex b)</text:p>
      <text:p text:style-name="P5"><text:span text:style-name="T3">בדרך-כלל, כשפונקציות מוגדרות מחוץ למחלקה</text:span><text:span text:style-name="T8">, אין להן גישה לשדות הפרטיים של המחלקה. אבל בשפת ++C אפשר לחרוג מכלל זה ע"י הצהרה שהפונקציה המדוברת היא </text:span><text:span text:style-name="T2">חברה </text:span><text:span text:style-name="T8">(friend) של המחלקה. למשל, כדי להגדיר את אופרטור החיבור מחוץ למחלקה ולאפשר לו להשתמש בשדות של המחלקה, צריך לכתוב בתוך המחלקה (בקובץ h):</text:span></text:p>
      <text:p text:style-name="P17">friend Complex operator+ (Complex a, Complex b);</text:p>
      <text:p text:style-name="P10"><text:span text:style-name="T3">את המימוש אפשר לכתוב כרגיל בקובץ cpp; המימוש יוכל לגשת לשדות הפרטיים של המחלקה.</text:span><text:span text:style-name="T9"> </text:span></text:p>
      <text:p text:style-name="P10"><text:span text:style-name="T9">כבר ראינו דוגמאות לזה במחלקה Complex</text:span><text:span text:style-name="T10">; דוגמאות נוספות </text:span><text:span text:style-name="T9">במחלקה Fraction</text:span><text:span text:style-name="T10"> בתיקיה </text:span><text:span text:style-name="T11">7</text:span><text:span text:style-name="T10">.</text:span></text:p>
      <text:p text:style-name="P11"><text:span text:style-name="T10">ב</text:span><text:span text:style-name="T3">אותו אופן, אפשר להגדיר </text:span><text:span text:style-name="T1">מחלקה חברה</text:span><text:span text:style-name="T3">: מחלקה אחת יכולה להגדיר מחלקה אחרת כ"חברה" ובכך לאפשר לה לגשת לשדות הפרטיים שלה. </text:span></text:p>
      <text:p text:style-name="P14">זה שימושי כשיש שתי מחלקות הקשורות באופן הדוק זו לזו, למשל: מחלקה של וקטור, ומחלקה של איטרטור על הוקטור הזה.</text:p>
      <text:p text:style-name="P12"><text:span text:style-name="T1">חידה</text:span><text:span text:style-name="T3">: האם הקשר הוא הדדי? אם מחלקה A חברה של מחלקה B, האם בהכרח מחלקה B גם חברה של מחלקה A? חישבו קודם מה התשובה ההגיונית, ואז כיתבו תוכנית דוגמה ובידקו אם זה אכן כך!</text:span></text:p>
      <text:p text:style-name="P15"/>
      <text:p text:style-name="P13"/>
      <text:p text:style-name="P9">מקורות</text:p>
      <text:list xml:id="list2426440064" text:style-name="L1">
        <text:list-item>
          <text:p text:style-name="P18">מצגת של<text:span text:style-name="T12"> </text:span>אופיר פלא.</text:p>
          <text:p text:style-name="P19"/>
          <text:p text:style-name="P20"/>
        </text:list-item>
      </text:list>
      <text:p text:style-name="P3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11T23:00:37.740459579</dc:date>
    <meta:editing-duration>P8DT10H53M19S</meta:editing-duration>
    <meta:editing-cycles>1005</meta:editing-cycles>
    <meta:document-statistic meta:table-count="0" meta:image-count="0" meta:object-count="0" meta:page-count="1" meta:paragraph-count="21" meta:word-count="236" meta:character-count="1330" meta:non-whitespace-character-count="1112"/>
  </office:meta>
</office:document-meta>
</file>